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Bitstream Vera Sans" officeooo:rsid="001012b7" officeooo:paragraph-rsid="001a7892"/>
    </style:style>
    <style:style style:name="P2" style:family="paragraph" style:parent-style-name="Preformatted_20_Text">
      <style:paragraph-properties fo:text-align="start" style:justify-single-word="false"/>
      <style:text-properties style:font-name="Bitstream Vera Sans" officeooo:rsid="001012b7" officeooo:paragraph-rsid="001a7892"/>
    </style:style>
    <style:style style:name="P3" style:family="paragraph" style:parent-style-name="Preformatted_20_Text">
      <style:paragraph-properties fo:text-align="start" style:justify-single-word="false"/>
      <style:text-properties style:font-name="Bitstream Vera Sans" officeooo:rsid="001b58a3" officeooo:paragraph-rsid="001b58a3"/>
    </style:style>
    <style:style style:name="P4" style:family="paragraph" style:parent-style-name="Standard">
      <style:paragraph-properties fo:text-align="center" style:justify-single-word="false"/>
      <style:text-properties style:font-name="Bitstream Vera Sans" fo:font-size="14pt" fo:font-weight="bold" officeooo:rsid="001a7892" officeooo:paragraph-rsid="001a7892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Bitstream Vera Sans" fo:font-size="12pt" fo:font-weight="normal" officeooo:rsid="001a7892" officeooo:paragraph-rsid="001a7892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Bitstream Vera Sans" officeooo:paragraph-rsid="001a7892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Bitstream Vera Sans" officeooo:rsid="001a7892" officeooo:paragraph-rsid="001a7892"/>
    </style:style>
    <style:style style:name="P8" style:family="paragraph" style:parent-style-name="Standard">
      <style:paragraph-properties fo:text-align="start" style:justify-single-word="false"/>
      <style:text-properties style:font-name="Bitstream Vera Sans" officeooo:rsid="001a7892" officeooo:paragraph-rsid="001a7892"/>
    </style:style>
    <style:style style:name="T1" style:family="text">
      <style:text-properties style:font-name="FreeSans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FreeSans" fo:font-size="12pt" fo:font-weight="normal" officeooo:rsid="001a7892" style:font-size-asian="10.5pt" style:font-weight-asian="normal" style:font-size-complex="12pt" style:font-weight-complex="normal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63c1d" fo:background-color="#ffff00" loext:char-shading-value="0"/>
    </style:style>
    <style:style style:name="T5" style:family="text">
      <style:text-properties officeooo:rsid="001b58a3" fo:background-color="#ffff00" loext:char-shading-value="0"/>
    </style:style>
    <style:style style:name="T6" style:family="text">
      <style:text-properties officeooo:rsid="0013f460"/>
    </style:style>
    <style:style style:name="T7" style:family="text">
      <style:text-properties fo:background-color="#ff3300" loext:char-shading-value="0"/>
    </style:style>
    <style:style style:name="T8" style:family="text">
      <style:text-properties officeooo:rsid="00156bfd"/>
    </style:style>
    <style:style style:name="T9" style:family="text">
      <style:text-properties officeooo:rsid="00164bbf"/>
    </style:style>
    <style:style style:name="T10" style:family="text">
      <style:text-properties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a7892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b58a3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fo:background-color="#ffff00" loext:char-shading-value="0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1b58a3" fo:background-color="#ffff00" loext:char-shading-value="0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fo:background-color="#ffff00" loext:char-shading-value="0" style:font-size-asian="10.5pt" style:font-weight-asian="normal" style:font-size-complex="12pt" style:font-weight-complex="normal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kumentation Impedanz Modi und ForceControl</text:p>
      <text:p text:style-name="P4"/>
      <text:list xml:id="list2649681497879232314" text:style-name="L1">
        <text:list-item>
          <text:p text:style-name="P5">KuKa LBR iiwa einschalten </text:p>
        </text:list-item>
        <text:list-item>
          <text:p text:style-name="P5">Zu Workspace navigieren </text:p>
        </text:list-item>
        <text:list-item>
          <text:p text:style-name="P5">source .devel/setup.bash</text:p>
        </text:list-item>
        <text:list-item>
          <text:p text:style-name="P5">ROSSmartservo starten</text:p>
        </text:list-item>
        <text:list-item>
          <text:p text:style-name="P5">roslaunch iiwa_stack moveit_planning_execution.launch sim:=false</text:p>
        </text:list-item>
        <text:list-item>
          <text:p text:style-name="P6"><text:span text:style-name="T11">In rviz:</text:span></text:p>
          <text:list>
            <text:list-header>
              <text:p text:style-name="P6"><text:span text:style-name="T11">Select Start State: current</text:span></text:p>
              <text:p text:style-name="P7"><text:span text:style-name="T10">Select Goal State: valid_CartImpMode_startpoint</text:span></text:p>
            </text:list-header>
          </text:list>
        </text:list-item>
        <text:list-item>
          <text:p text:style-name="P7"><text:span text:style-name="T10">Plan → Execute</text:span></text:p>
        </text:list-item>
      </text:list>
      <text:p text:style-name="P8"><text:span text:style-name="T10"/></text:p>
      <text:list xml:id="list122339809622432" text:continue-numbering="true" text:style-name="L1">
        <text:list-item>
          <text:p text:style-name="P7"><text:span text:style-name="T10">In neuem Terminal Tab</text:span></text:p>
        </text:list-item>
        <text:list-item>
          <text:p text:style-name="P7"><text:span text:style-name="T10">Change control mode mit:</text:span></text:p>
        </text:list-item>
      </text:list>
      <text:p text:style-name="P8"><text:span text:style-name="T10"/></text:p>
      <text:p text:style-name="P1">rosservice call /iiwa/configuration/configureSmartServo "control_mode:<text:span text:style-name="T3"> </text:span><text:span text:style-name="T5">MODUS</text:span></text:p>
      <text:p text:style-name="P1">joint_impedance: <text:s text:c="67"/></text:p>
      <text:p text:style-name="P1"><text:s text:c="2"/>joint_stiffness: {a1: 0.1, a2: 0.1, a3: 0.1, a4: 0.1, a5: 0.1, a6: 0.1, a7: 0.1}</text:p>
      <text:p text:style-name="P1"><text:s text:c="2"/>joint_damping: {a1: 0.8, a2: 0.8, a3: 0.8, a4: 0.8, a5: 0.8, a6: 0.8, a7: 0.8}</text:p>
      <text:p text:style-name="P1">cartesian_impedance:</text:p>
      <text:p text:style-name="P1"><text:s text:c="2"/>cartesian_stiffness: {x: 1<text:span text:style-name="T6">00</text:span>.0, y: 1<text:span text:style-name="T6">0</text:span>0.0, z: <text:span text:style-name="T6">100</text:span>.0, a: <text:span text:style-name="T6">10</text:span>0.0, b: 1<text:span text:style-name="T6">0</text:span>0.0, c: 1<text:span text:style-name="T6">0</text:span>0.0}</text:p>
      <text:p text:style-name="P1"><text:s text:c="2"/>cartesian_damping: {x: 0.<text:span text:style-name="T6">9</text:span>, y: 0.<text:span text:style-name="T6">9</text:span>, z: 0.<text:span text:style-name="T6">9</text:span>, a: 0.<text:span text:style-name="T6">9</text:span>, b: 0.<text:span text:style-name="T6">9</text:span>, c: 0.<text:span text:style-name="T6">9</text:span>}</text:p>
      <text:p text:style-name="P1"><text:s text:c="2"/>nullspace_stiffness: <text:span text:style-name="T7">0.0</text:span></text:p>
      <text:p text:style-name="P1"><text:s text:c="2"/>nullspace_damping: 0.7</text:p>
      <text:p text:style-name="P1">desired_force: {cartesian_dof: <text:span text:style-name="T8">3</text:span>, desired_force: -<text:span text:style-name="T9">20</text:span>.0, desired_stiffness: <text:span text:style-name="T9">50</text:span>.0}</text:p>
      <text:p text:style-name="P1">sine_pattern: {cartesian_dof: 0, frequency: 0.0, amplitude: 0.0, stiffness: <text:span text:style-name="T8">10</text:span>0.0}</text:p>
      <text:p text:style-name="P1">limits:</text:p>
      <text:p text:style-name="P1"><text:s text:c="2"/>max_path_deviation: {x: 0.0, y: 0.0, z: 0.0, a: 0.0, b: 0.0, c: 0.0}</text:p>
      <text:p text:style-name="P1"><text:s text:c="2"/>max_control_force: {x: 0.0, y: 0.0, z: 0.0, a: 0.0, b: 0.0, c: 0.0}</text:p>
      <text:p text:style-name="P1"><text:s text:c="2"/>max_control_force_stop: false</text:p>
      <text:p text:style-name="P2"><text:span text:style-name="T10"><text:s text:c="2"/>max_cartesian_velocity: {x: 0.0, y: 0.0, z: 0.0, a: 0.0, b: 0.0, c: 0.0}" </text:span></text:p>
      <text:p text:style-name="P2"><text:span text:style-name="T10"/></text:p>
      <text:p text:style-name="P2"><text:span text:style-name="T10"><text:s/></text:span><text:span text:style-name="T14">MODUS = 0 (PositionControl), 1(jointimp), 2(CartImp), 3 (ForceContol), 4 (sineForce)</text:span></text:p>
      <text:p text:style-name="P2"><text:span text:style-name="T14"/></text:p>
      <text:p text:style-name="P3"><text:span text:style-name="T13">nullspace_</text:span><text:span text:style-name="T15">stiffne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2:11:18.240590656</meta:creation-date>
    <dc:date>2017-12-15T12:23:39.658381194</dc:date>
    <meta:editing-duration>PT12M2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0" meta:word-count="186" meta:character-count="1425" meta:non-whitespace-character-count="1186"/>
  </office:meta>
</office:document-meta>
</file>